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75c3" officeooo:paragraph-rsid="000575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4T13:14:59.771307515</meta:creation-date>
    <dc:date>2020-10-24T13:15:43.268705917</dc:date>
    <meta:editing-duration>PT49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6.0.7.3$Linux_X86_64 LibreOffice_project/00m0$Build-3</meta:generator>
  </office:meta>
</office:document-meta>
</file>